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200000002000F9DD6DB.png" manifest:media-type="image/png"/>
  <manifest:file-entry manifest:full-path="Pictures/10000201000002F9000000FDA9D3E3ED.png" manifest:media-type="image/png"/>
  <manifest:file-entry manifest:full-path="Pictures/1000020100000258000000BD4DDFA0B0.png" manifest:media-type="image/png"/>
  <manifest:file-entry manifest:full-path="Pictures/1000020100000258000000BD9C3B8169.png" manifest:media-type="image/png"/>
  <manifest:file-entry manifest:full-path="Pictures/100000000000044F00000374EB5F41EF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_20_with_20_no_20_fill_20_and_20_no_20_line">
      <style:graphic-properties draw:stroke="solid" svg:stroke-width="0.051cm" svg:stroke-color="#7e0021" draw:marker-start-width="0.355cm" draw:marker-end-width="0.355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938cm" svg:height="5.561cm" svg:x="2.354cm" svg:y="6.234cm">
          <draw:image xlink:href="Pictures/100000000000044F00000374EB5F41EF.png" xlink:type="simple" xlink:show="embed" xlink:actuate="onLoad">
            <text:p/>
          </draw:image>
        </draw:frame>
        <draw:frame draw:style-name="gr1" draw:text-style-name="P1" draw:layer="layout" svg:width="6.876cm" svg:height="2.165cm" svg:x="2.379cm" svg:y="11.885cm">
          <draw:image xlink:href="Pictures/1000020100000258000000BD9C3B8169.png" xlink:type="simple" xlink:show="embed" xlink:actuate="onLoad">
            <text:p/>
          </draw:image>
        </draw:frame>
        <draw:custom-shape draw:style-name="gr2" draw:text-style-name="P1" draw:layer="layout" svg:width="1.275cm" svg:height="2.032cm" svg:x="9.504cm" svg:y="8.458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6.858cm" svg:height="2.16cm" svg:x="15.781cm" svg:y="11.922cm">
          <draw:image xlink:href="Pictures/1000020100000258000000BD4DDFA0B0.png" xlink:type="simple" xlink:show="embed" xlink:actuate="onLoad">
            <text:p/>
          </draw:image>
        </draw:frame>
        <draw:frame draw:style-name="gr3" draw:text-style-name="P1" draw:layer="layout" svg:width="15.936cm" svg:height="5.461cm" svg:x="10.906cm" svg:y="6.28cm">
          <draw:image xlink:href="Pictures/10000201000002F9000000FDA9D3E3ED.png" xlink:type="simple" xlink:show="embed" xlink:actuate="onLoad">
            <text:p/>
          </draw:image>
        </draw:frame>
        <draw:frame draw:style-name="gr1" draw:text-style-name="P1" draw:layer="layout" svg:width="1.978cm" svg:height="1.978cm" svg:x="12.114cm" svg:y="10.148cm">
          <draw:image xlink:href="Pictures/1000020100000200000002000F9DD6D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12T12:50:43.695996000</meta:creation-date>
    <dc:date>2014-12-12T12:58:36.855077000</dc:date>
    <meta:editing-duration>P0D</meta:editing-duration>
    <meta:editing-cycles>1</meta:editing-cycles>
    <meta:document-statistic meta:object-count="6"/>
    <meta:generator>LibreOffice/4.2.5.2$MacOSX_x86 LibreOffice_project/61cb170a04bb1f12e77c884eab9192be736ec5f5</meta:generator>
  </office:meta>
</office:document-meta>
</file>